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5-09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5-04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5-03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4-10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4-07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4-04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4-03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3-10-1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3-09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3-04-1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2-12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2-10-1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2-09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2-04-0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2-02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1-10-1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1-04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3832" calcext:value-type="float">
            <text:p>-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2524" calcext:value-type="float">
            <text:p>0.3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1227091101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8" meta:object-count="0"/>
    <meta:user-defined meta:name="AppVersion">3.0</meta:user-defined>
  </office:meta>
</office:document-meta>
</file>